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EACHERY (62:3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REACHERY (62:3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aising (62: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ting (62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REACHERY (62:3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UST (62:1-2, 5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UST (62:1-2, 5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advice to himself (62:1-2, 5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advice to his people (62:8-10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David's advice to his people (62:8-10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What to do (62:8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What to do (62: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lace your trust in God (62: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our out your hearts to God (62: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's advice to his people (62:8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What to do (62: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at not to do (62:9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What not to do (62:9-1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o not become proud (62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practice extortion (62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David's advice to his people (62:8-1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What to do (62: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at not to do (62:9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TRUST (62:1-2, 5-10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David's advice to himself (62:1-2, 5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David's advice to his people (62:8-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PSALM 6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TREACHERY (62:3-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TRUST (62:1-2, 5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TRUTHS (62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TRUTHS (62:11-12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God reaches out to us (62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God rewards us (62:1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SALM 62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TREACHERY (62:3-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TRUST (62:1-2, 5-1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TRUTHS (62:11-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2 </dc:title>
    <meta:initial-creator>David STRICKLAND</meta:initial-creator>
    <dc:creator>David STRICKLAND</dc:creator>
    <meta:creation-date>2020-02-22T19:33:20Z</meta:creation-date>
    <dc:date>2020-02-22T19:33:21Z</dc:date>
    <meta:template xlink:href="BibleStudy" xlink:type="simple"/>
    <meta:editing-cycles>1</meta:editing-cycles>
    <meta:editing-duration>PT0S</meta:editing-duration>
    <meta:document-statistic meta:paragraph-count="39" meta:word-count="263"/>
  </office:meta>
</office:document-meta>
</file>